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fecc3" officeooo:paragraph-rsid="001fecc3"/>
    </style:style>
    <style:style style:name="P2" style:family="paragraph" style:parent-style-name="Preformatted_20_Text">
      <style:text-properties officeooo:rsid="0021d36f" officeooo:paragraph-rsid="0021d36f"/>
    </style:style>
    <style:style style:name="P3" style:family="paragraph" style:parent-style-name="Preformatted_20_Text">
      <style:text-properties officeooo:rsid="0022cf50" officeooo:paragraph-rsid="0022cf50"/>
    </style:style>
    <style:style style:name="P4" style:family="paragraph" style:parent-style-name="Preformatted_20_Text">
      <style:text-properties officeooo:rsid="002417bc" officeooo:paragraph-rsid="002417bc"/>
    </style:style>
    <style:style style:name="T1" style:family="text">
      <style:text-properties officeooo:rsid="00235819"/>
    </style:style>
    <style:style style:name="T2" style:family="text">
      <style:text-properties officeooo:rsid="002cb0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2">Use code from existing project.</text:p>
      <text:p text:style-name="P2"/>
      <text:p text:style-name="P2"/>
      <text:p text:style-name="P4">Should have the following features:</text:p>
      <text:p text:style-name="P4"/>
      <text:p text:style-name="P1">- Register comman<text:span text:style-name="T1">d – passing commandName, object, allowMultipleArguments – when command is typed, method OnConsoleCommandTyped is invoked on the passed object</text:span></text:p>
      <text:p text:style-name="P3"/>
      <text:p text:style-name="P3">- Register cvar – <text:span text:style-name="T2">almost the same as for command, except cvar type needs to be specified (int, float, bool, string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3T13:44:46.780132440</dc:date>
    <meta:editing-duration>PT6M46S</meta:editing-duration>
    <meta:editing-cycles>13</meta:editing-cycles>
    <meta:document-statistic meta:table-count="0" meta:image-count="0" meta:object-count="0" meta:page-count="1" meta:paragraph-count="4" meta:word-count="49" meta:character-count="339" meta:non-whitespace-character-count="291"/>
  </office:meta>
</office:document-meta>
</file>